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ityRecoveryDAOImpl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Action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ActivityRecoveryDAOImpl( String channel , long activityId , String reason , Date dateTime , Element data , String [ ] actions , int retr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ctivityRecoveryDAOImpl.getActivi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Detail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tivityRecoveryDAOImpl.getRe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ActivityRecoveryDA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tivityRecoveryDAOImpl.setInstance( ProcessInstanceDAOImpl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DAOImpl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